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uméro </text:p>
          </table:table-cell>
          <table:table-cell office:value-type="string" calcext:value-type="string">
            <text:p>Nom 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Taille </text:p>
          </table:table-cell>
          <table:table-cell office:value-type="string" calcext:value-type="string">
            <text:p>Latéralité</text:p>
          </table:table-cell>
          <table:table-cell office:value-type="string" calcext:value-type="string">
            <text:p>Champs de force</text:p>
          </table:table-cell>
          <table:table-cell office:value-type="string" calcext:value-type="string">
            <text:p>Mass Upper Arm</text:p>
          </table:table-cell>
          <table:table-cell office:value-type="string" calcext:value-type="string">
            <text:p>Lenght of the Upper Arm </text:p>
          </table:table-cell>
          <table:table-cell office:value-type="string" calcext:value-type="string">
            <text:p>COM of the upper arm</text:p>
          </table:table-cell>
          <table:table-cell office:value-type="string" calcext:value-type="string">
            <text:p>Mass Arm </text:p>
          </table:table-cell>
          <table:table-cell office:value-type="string" calcext:value-type="string">
            <text:p>Lenght Arm</text:p>
          </table:table-cell>
          <table:table-cell office:value-type="string" calcext:value-type="string">
            <text:p>COM forearm</text:p>
          </table:table-cell>
          <table:table-cell office:value-type="string" calcext:value-type="string">
            <text:p>Composite COM </text:p>
          </table:table-cell>
          <table:table-cell/>
          <table:table-cell office:value-type="string" calcext:value-type="string">
            <text:p>Torque Upper Arm</text:p>
          </table:table-cell>
          <table:table-cell office:value-type="string" calcext:value-type="string">
            <text:p>% of 5.9 N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Krag</text:p>
          </table:table-cell>
          <table:table-cell office:value-type="string" calcext:value-type="string">
            <text:p>Wandeline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formula="of:=11/17" office:value-type="float" office:value="0.647058823529412" calcext:value-type="float">
            <text:p>0.647058823529412</text:p>
          </table:table-cell>
          <table:table-cell office:value-type="string" calcext:value-type="string">
            <text:p>ViscousStrong</text:p>
          </table:table-cell>
          <table:table-cell table:formula="of:=0.029*[.D2]" office:value-type="float" office:value="2.175" calcext:value-type="float">
            <text:p>2.175</text:p>
          </table:table-cell>
          <table:table-cell table:formula="of:=0.186*[.E2]/100" office:value-type="float" office:value="0.3348" calcext:value-type="float">
            <text:p>0.3348</text:p>
          </table:table-cell>
          <table:table-cell table:formula="of:=0.452*[.I2]" office:value-type="float" office:value="0.1513296" calcext:value-type="float">
            <text:p>0.1513296</text:p>
          </table:table-cell>
          <table:table-cell table:formula="of:=0.018*[.D2:.D9]" office:value-type="float" office:value="1.35" calcext:value-type="float">
            <text:p>1.35</text:p>
          </table:table-cell>
          <table:table-cell table:formula="of:=0.146*[.E2]/100" office:value-type="float" office:value="0.2628" calcext:value-type="float">
            <text:p>0.2628</text:p>
          </table:table-cell>
          <table:table-cell table:formula="of:=0.424*[.L2]+[.I2]" office:value-type="float" office:value="0.4462272" calcext:value-type="float">
            <text:p>0.4462272</text:p>
          </table:table-cell>
          <table:table-cell table:formula="of:=([.H2]*[.J2]+[.K2]*[.M2])/([.K2]+[.H2])" office:value-type="float" office:value="0.264269106382979" calcext:value-type="float">
            <text:p>0.264269106382979</text:p>
          </table:table-cell>
          <table:table-cell/>
          <table:table-cell table:formula="of:=([.K2]+[.H2])*9.81*[.N2]" office:value-type="float" office:value="9.138491766" calcext:value-type="float">
            <text:p>9.138491766</text:p>
          </table:table-cell>
          <table:table-cell table:formula="of:=5.9*100/[.P2]" office:value-type="float" office:value="64.56207600855" calcext:value-type="float">
            <text:p>64.5620760085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Alessia</text:p>
          </table:table-cell>
          <table:table-cell office:value-type="float" office:value="62" calcext:value-type="float">
            <text:p>62</text:p>
          </table:table-cell>
          <table:table-cell office:value-type="float" office:value="175" calcext:value-type="float">
            <text:p>175</text:p>
          </table:table-cell>
          <table:table-cell table:formula="of:=18/20" office:value-type="float" office:value="0.9" calcext:value-type="float">
            <text:p>0.9</text:p>
          </table:table-cell>
          <table:table-cell office:value-type="string" calcext:value-type="string">
            <text:p>DecreaseStrong</text:p>
          </table:table-cell>
          <table:table-cell table:formula="of:=0.029*[.D3]" office:value-type="float" office:value="1.798" calcext:value-type="float">
            <text:p>1.798</text:p>
          </table:table-cell>
          <table:table-cell table:formula="of:=0.186*[.E3]/100" office:value-type="float" office:value="0.3255" calcext:value-type="float">
            <text:p>0.3255</text:p>
          </table:table-cell>
          <table:table-cell table:formula="of:=0.452*[.I3]" office:value-type="float" office:value="0.147126" calcext:value-type="float">
            <text:p>0.147126</text:p>
          </table:table-cell>
          <table:table-cell table:formula="of:=0.018*[.D3:.D10]" office:value-type="float" office:value="1.116" calcext:value-type="float">
            <text:p>1.116</text:p>
          </table:table-cell>
          <table:table-cell table:formula="of:=0.146*[.E3]/100" office:value-type="float" office:value="0.2555" calcext:value-type="float">
            <text:p>0.2555</text:p>
          </table:table-cell>
          <table:table-cell table:formula="of:=0.424*[.L3]+[.I3]" office:value-type="float" office:value="0.433832" calcext:value-type="float">
            <text:p>0.433832</text:p>
          </table:table-cell>
          <table:table-cell table:formula="of:=([.H3]*[.J3]+[.K3]*[.M3])/([.K3]+[.H3])" office:value-type="float" office:value="0.25692829787234" calcext:value-type="float">
            <text:p>0.25692829787234</text:p>
          </table:table-cell>
          <table:table-cell/>
          <table:table-cell table:formula="of:=([.K3]+[.H3])*9.81*[.N3]" office:value-type="float" office:value="7.3446396786" calcext:value-type="float">
            <text:p>7.3446396786</text:p>
          </table:table-cell>
          <table:table-cell table:formula="of:=5.9*100/[.P3]" office:value-type="float" office:value="80.3306936511912" calcext:value-type="float">
            <text:p>80.33069365119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EL Montaser</text:p>
          </table:table-cell>
          <table:table-cell office:value-type="string" calcext:value-type="string">
            <text:p>Soumia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reaseStrong</text:p>
          </table:table-cell>
          <table:table-cell table:formula="of:=0.029*[.D4]" office:value-type="float" office:value="2.03" calcext:value-type="float">
            <text:p>2.03</text:p>
          </table:table-cell>
          <table:table-cell table:formula="of:=0.186*[.E4]/100" office:value-type="float" office:value="0.2976" calcext:value-type="float">
            <text:p>0.2976</text:p>
          </table:table-cell>
          <table:table-cell table:formula="of:=0.452*[.I4]" office:value-type="float" office:value="0.1345152" calcext:value-type="float">
            <text:p>0.1345152</text:p>
          </table:table-cell>
          <table:table-cell table:formula="of:=0.018*[.D4:.D11]" office:value-type="float" office:value="1.26" calcext:value-type="float">
            <text:p>1.26</text:p>
          </table:table-cell>
          <table:table-cell table:formula="of:=0.146*[.E4]/100" office:value-type="float" office:value="0.2336" calcext:value-type="float">
            <text:p>0.2336</text:p>
          </table:table-cell>
          <table:table-cell table:formula="of:=0.424*[.L4]+[.I4]" office:value-type="float" office:value="0.3966464" calcext:value-type="float">
            <text:p>0.3966464</text:p>
          </table:table-cell>
          <table:table-cell table:formula="of:=([.H4]*[.J4]+[.K4]*[.M4])/([.K4]+[.H4])" office:value-type="float" office:value="0.234905872340426" calcext:value-type="float">
            <text:p>0.234905872340426</text:p>
          </table:table-cell>
          <table:table-cell/>
          <table:table-cell table:formula="of:=([.K4]+[.H4])*9.81*[.N4]" office:value-type="float" office:value="7.5815635392" calcext:value-type="float">
            <text:p>7.5815635392</text:p>
          </table:table-cell>
          <table:table-cell table:formula="of:=5.9*100/[.P4]" office:value-type="float" office:value="77.8203594745915" calcext:value-type="float">
            <text:p>77.82035947459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Lhyat</text:p>
          </table:table-cell>
          <table:table-cell office:value-type="string" calcext:value-type="string">
            <text:p>Sofiane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table:formula="of:=-4/22" office:value-type="float" office:value="-0.181818181818182" calcext:value-type="float">
            <text:p>-0.181818181818182</text:p>
          </table:table-cell>
          <table:table-cell office:value-type="string" calcext:value-type="string">
            <text:p>DecreaseStrong</text:p>
          </table:table-cell>
          <table:table-cell table:formula="of:=0.029*[.D5]" office:value-type="float" office:value="1.943" calcext:value-type="float">
            <text:p>1.943</text:p>
          </table:table-cell>
          <table:table-cell table:formula="of:=0.186*[.E5]/100" office:value-type="float" office:value="0.34038" calcext:value-type="float">
            <text:p>0.34038</text:p>
          </table:table-cell>
          <table:table-cell table:formula="of:=0.452*[.I5]" office:value-type="float" office:value="0.15385176" calcext:value-type="float">
            <text:p>0.15385176</text:p>
          </table:table-cell>
          <table:table-cell table:formula="of:=0.018*[.D5:.D12]" office:value-type="float" office:value="1.206" calcext:value-type="float">
            <text:p>1.206</text:p>
          </table:table-cell>
          <table:table-cell table:formula="of:=0.146*[.E5]/100" office:value-type="float" office:value="0.26718" calcext:value-type="float">
            <text:p>0.26718</text:p>
          </table:table-cell>
          <table:table-cell table:formula="of:=0.424*[.L5]+[.I5]" office:value-type="float" office:value="0.45366432" calcext:value-type="float">
            <text:p>0.45366432</text:p>
          </table:table-cell>
          <table:table-cell table:formula="of:=([.H5]*[.J5]+[.K5]*[.M5])/([.K5]+[.H5])" office:value-type="float" office:value="0.268673591489362" calcext:value-type="float">
            <text:p>0.268673591489362</text:p>
          </table:table-cell>
          <table:table-cell/>
          <table:table-cell table:formula="of:=([.K5]+[.H5])*9.81*[.N5]" office:value-type="float" office:value="8.299781299476" calcext:value-type="float">
            <text:p>8.299781299476</text:p>
          </table:table-cell>
          <table:table-cell table:formula="of:=5.9*100/[.P5]" office:value-type="float" office:value="71.0862104327073" calcext:value-type="float">
            <text:p>71.0862104327073</text:p>
          </table:table-cell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Yaodong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creaseStrong</text:p>
          </table:table-cell>
          <table:table-cell table:formula="of:=0.029*[.D6]" office:value-type="float" office:value="0" calcext:value-type="float">
            <text:p>0</text:p>
          </table:table-cell>
          <table:table-cell table:formula="of:=0.186*[.E6]/100" office:value-type="float" office:value="0" calcext:value-type="float">
            <text:p>0</text:p>
          </table:table-cell>
          <table:table-cell table:formula="of:=0.452*[.I6]" office:value-type="float" office:value="0" calcext:value-type="float">
            <text:p>0</text:p>
          </table:table-cell>
          <table:table-cell table:formula="of:=0.018*[.D6:.D13]" office:value-type="float" office:value="0" calcext:value-type="float">
            <text:p>0</text:p>
          </table:table-cell>
          <table:table-cell table:formula="of:=0.146*[.E6]/100" office:value-type="float" office:value="0" calcext:value-type="float">
            <text:p>0</text:p>
          </table:table-cell>
          <table:table-cell table:formula="of:=0.424*[.L6]+[.I6]" office:value-type="float" office:value="0" calcext:value-type="float">
            <text:p>0</text:p>
          </table:table-cell>
          <table:table-cell table:formula="of:=([.H6]*[.J6]+[.K6]*[.M6])/([.K6]+[.H6])" office:value-type="string" office:string-value="" calcext:value-type="error">
            <text:p>#DIV/0!</text:p>
          </table:table-cell>
          <table:table-cell/>
          <table:table-cell table:formula="of:=([.K6]+[.H6])*9.81*[.N6]" office:value-type="string" office:string-value="" calcext:value-type="error">
            <text:p>#DIV/0!</text:p>
          </table:table-cell>
          <table:table-cell table:formula="of:=5.9*100/[.P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acote</text:p>
          </table:table-cell>
          <table:table-cell office:value-type="string" calcext:value-type="string">
            <text:p>Inès</text:p>
          </table:table-cell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office:value-type="string" calcext:value-type="string">
            <text:p>DecreaseStrong</text:p>
          </table:table-cell>
          <table:table-cell table:formula="of:=0.029*[.D7]" office:value-type="float" office:value="1.74" calcext:value-type="float">
            <text:p>1.74</text:p>
          </table:table-cell>
          <table:table-cell table:formula="of:=0.186*[.E7]/100" office:value-type="float" office:value="0.3069" calcext:value-type="float">
            <text:p>0.3069</text:p>
          </table:table-cell>
          <table:table-cell table:formula="of:=0.452*[.I7]" office:value-type="float" office:value="0.1387188" calcext:value-type="float">
            <text:p>0.1387188</text:p>
          </table:table-cell>
          <table:table-cell table:formula="of:=0.018*[.D7:.D14]" office:value-type="float" office:value="1.08" calcext:value-type="float">
            <text:p>1.08</text:p>
          </table:table-cell>
          <table:table-cell table:formula="of:=0.146*[.E7]/100" office:value-type="float" office:value="0.2409" calcext:value-type="float">
            <text:p>0.2409</text:p>
          </table:table-cell>
          <table:table-cell table:formula="of:=0.424*[.L7]+[.I7]" office:value-type="float" office:value="0.4090416" calcext:value-type="float">
            <text:p>0.4090416</text:p>
          </table:table-cell>
          <table:table-cell table:formula="of:=([.H7]*[.J7]+[.K7]*[.M7])/([.K7]+[.H7])" office:value-type="float" office:value="0.242246680851064" calcext:value-type="float">
            <text:p>0.242246680851064</text:p>
          </table:table-cell>
          <table:table-cell/>
          <table:table-cell table:formula="of:=([.K7]+[.H7])*9.81*[.N7]" office:value-type="float" office:value="6.7015606284" calcext:value-type="float">
            <text:p>6.7015606284</text:p>
          </table:table-cell>
          <table:table-cell table:formula="of:=5.9*100/[.P7]" office:value-type="float" office:value="88.0391945571136" calcext:value-type="float">
            <text:p>88.039194557113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Yuryeva</text:p>
          </table:table-cell>
          <table:table-cell office:value-type="string" calcext:value-type="string">
            <text:p>Maria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string" calcext:value-type="string">
            <text:p>DecreaseStrong</text:p>
          </table:table-cell>
          <table:table-cell table:formula="of:=0.029*[.D8]" office:value-type="float" office:value="1.682" calcext:value-type="float">
            <text:p>1.682</text:p>
          </table:table-cell>
          <table:table-cell table:formula="of:=0.186*[.E8]/100" office:value-type="float" office:value="0.3162" calcext:value-type="float">
            <text:p>0.3162</text:p>
          </table:table-cell>
          <table:table-cell table:formula="of:=0.452*[.I8]" office:value-type="float" office:value="0.1429224" calcext:value-type="float">
            <text:p>0.1429224</text:p>
          </table:table-cell>
          <table:table-cell table:formula="of:=0.018*[.D8:.D15]" office:value-type="float" office:value="1.044" calcext:value-type="float">
            <text:p>1.044</text:p>
          </table:table-cell>
          <table:table-cell table:formula="of:=0.146*[.E8]/100" office:value-type="float" office:value="0.2482" calcext:value-type="float">
            <text:p>0.2482</text:p>
          </table:table-cell>
          <table:table-cell table:formula="of:=0.424*[.L8]+[.I8]" office:value-type="float" office:value="0.4214368" calcext:value-type="float">
            <text:p>0.4214368</text:p>
          </table:table-cell>
          <table:table-cell table:formula="of:=([.H8]*[.J8]+[.K8]*[.M8])/([.K8]+[.H8])" office:value-type="float" office:value="0.249587489361702" calcext:value-type="float">
            <text:p>0.249587489361702</text:p>
          </table:table-cell>
          <table:table-cell/>
          <table:table-cell table:formula="of:=([.K8]+[.H8])*9.81*[.N8]" office:value-type="float" office:value="6.67448361576" calcext:value-type="float">
            <text:p>6.67448361576</text:p>
          </table:table-cell>
          <table:table-cell table:formula="of:=5.9*100/[.P8]" office:value-type="float" office:value="88.3963515330045" calcext:value-type="float">
            <text:p>88.39635153300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e Berre</text:p>
          </table:table-cell>
          <table:table-cell office:value-type="string" calcext:value-type="string">
            <text:p>Louis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table:formula="of:=21/23" office:value-type="float" office:value="0.91304347826087" calcext:value-type="float">
            <text:p>0.91304347826087</text:p>
          </table:table-cell>
          <table:table-cell office:value-type="string" calcext:value-type="string">
            <text:p>DecreaseStrong</text:p>
          </table:table-cell>
          <table:table-cell table:formula="of:=0.029*[.D9]" office:value-type="float" office:value="1.943" calcext:value-type="float">
            <text:p>1.943</text:p>
          </table:table-cell>
          <table:table-cell table:formula="of:=0.186*[.E9]/100" office:value-type="float" office:value="0.3348" calcext:value-type="float">
            <text:p>0.3348</text:p>
          </table:table-cell>
          <table:table-cell table:formula="of:=0.452*[.I9]" office:value-type="float" office:value="0.1513296" calcext:value-type="float">
            <text:p>0.1513296</text:p>
          </table:table-cell>
          <table:table-cell table:formula="of:=0.018*[.D9:.D16]" office:value-type="float" office:value="1.206" calcext:value-type="float">
            <text:p>1.206</text:p>
          </table:table-cell>
          <table:table-cell table:formula="of:=0.146*[.E9]/100" office:value-type="float" office:value="0.2628" calcext:value-type="float">
            <text:p>0.2628</text:p>
          </table:table-cell>
          <table:table-cell table:formula="of:=0.424*[.L9]+[.I9]" office:value-type="float" office:value="0.4462272" calcext:value-type="float">
            <text:p>0.4462272</text:p>
          </table:table-cell>
          <table:table-cell table:formula="of:=([.H9]*[.J9]+[.K9]*[.M9])/([.K9]+[.H9])" office:value-type="float" office:value="0.264269106382979" calcext:value-type="float">
            <text:p>0.264269106382979</text:p>
          </table:table-cell>
          <table:table-cell/>
          <table:table-cell table:formula="of:=([.K9]+[.H9])*9.81*[.N9]" office:value-type="float" office:value="8.16371931096" calcext:value-type="float">
            <text:p>8.16371931096</text:p>
          </table:table-cell>
          <table:table-cell table:formula="of:=5.9*100/[.P9]" office:value-type="float" office:value="72.2709806065858" calcext:value-type="float">
            <text:p>72.2709806065858</text:p>
          </table:table-cell>
        </table:table-row>
        <table:table-row table:style-name="ro1">
          <table:table-cell table:number-columns-repeated="13"/>
          <table:table-cell table:formula="of:=([.H10]*[.J10]+[.K10]*[.M10])/([.K10]+[.H10])" office:value-type="string" office:string-value="" calcext:value-type="error">
            <text:p>#DIV/0!</text:p>
          </table:table-cell>
          <table:table-cell/>
          <table:table-cell table:formula="of:=([.K10]+[.H10])*9.81*[.N10]" office:value-type="string" office:string-value="" calcext:value-type="error">
            <text:p>#DIV/0!</text:p>
          </table:table-cell>
          <table:table-cell table:formula="of:=5.9*[.P10]/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4F / 2M</text:p>
          </table:table-cell>
          <table:table-cell table:number-columns-repeated="13"/>
          <table:table-cell table:formula="of:=([.K11]+[.H11])*9.81*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AVERAGE([.D3:.D9])" office:value-type="float" office:value="64" calcext:value-type="float">
            <text:p>64</text:p>
          </table:table-cell>
          <table:table-cell table:formula="of:=AVERAGE([.E3:.E9])" office:value-type="float" office:value="172.166666666667" calcext:value-type="float">
            <text:p>172.166666666667</text:p>
          </table:table-cell>
          <table:table-cell table:formula="of:=AVERAGE([.F3:.F9])" office:value-type="float" office:value="0.774698851872765" calcext:value-type="float">
            <text:p>0.774698851872765</text:p>
          </table:table-cell>
          <table:table-cell table:number-columns-repeated="10"/>
          <table:table-cell table:formula="of:=(AVERAGE([.Q2:.Q5]) + AVERAGE([.Q7:.Q9]))/2" office:value-type="float" office:value="78.176005228664" calcext:value-type="float">
            <text:p>78.176005228664</text:p>
          </table:table-cell>
        </table:table-row>
        <table:table-row table:style-name="ro1">
          <table:table-cell table:number-columns-repeated="16"/>
          <table:table-cell table:formula="of:=STDEV([.Q2:.Q5];[.Q7:.Q9])" office:value-type="float" office:value="8.88622312070732" calcext:value-type="float">
            <text:p>8.88622312070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1:09:15.5711192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0:01:17.883955381</meta:creation-date>
    <dc:date>2025-09-26T21:24:04.649754396</dc:date>
    <meta:editing-duration>PT4H11M23S</meta:editing-duration>
    <meta:editing-cycles>11</meta:editing-cycles>
    <meta:generator>LibreOffice/24.2.7.2$Linux_X86_64 LibreOffice_project/420$Build-2</meta:generator>
    <meta:document-statistic meta:table-count="1" meta:cell-count="151" meta:object-count="0"/>
  </office:meta>
</office:document-meta>
</file>